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Courier New" fo:font-size="10pt" style:font-size-asian="10pt" style:font-size-complex="10pt"/>
    </style:style>
    <style:style style:name="T1" style:family="text">
      <style:text-properties style:font-name="Courier New" fo:font-size="10pt" style:font-size-asian="10pt" style:font-size-complex="10pt"/>
    </style:style>
    <style:style style:name="T2" style:family="text">
      <style:text-properties style:text-position="super 75%" style:font-name="Courier New" fo:font-size="10pt" style:font-size-asian="10pt" style:font-size-complex="10pt"/>
    </style:style>
    <style:style style:name="T3" style:family="text">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I investigated the relationships between states (countries, political entities, etc.) to see if political alliances are observable from actual, political dispute situations, and whether political/military alliances demonstrate discernible, larger community relationships.</text:p>
      <text:p text:style-name="Standard"/>
      <text:p text:style-name="P1">Data</text:p>
      <text:p text:style-name="Standard">I use data from The Correlates of War Project (<text:a xlink:type="simple" xlink:href="http://www.correlatesofwar.org/" text:style-name="Internet_20_link" text:visited-style-name="Visited_20_Internet_20_Link">www.correlatesofwar.org</text:a>) which “records all instances of when one state threatened, displayed, or used force against another.” The data covers years 1816-2010.</text:p>
      <text:p text:style-name="Standard">I created a graph of alliances between states in each of the over 2500 militarized interstate disputes logged. Each dispute is numbered, and each involved state has a line in the data set. Each state is listed as on 'side A' or 'side B'. From this information, I connected states which were on the same side of a dispute. There are over 200 states in the data (nodes), and there are over 2500 disputes (source of edges), though some of those are duplicates relationships from other disputes.</text:p>
      <text:p text:style-name="Standard"/>
      <text:p text:style-name="P1">Questions</text:p>
      <text:p text:style-name="Standard">Easy: Which states demonstrate the largest egonets? I predict these should be states which are recognized as world powers.</text:p>
      <text:p text:style-name="Standard">Hard: Which states, regardless of size of individual egonet, have the most highly connected egonet? That is, take the egonet of each state, remove the state itself from that graph, and 'rank' the connectedness of the remaining states. If a state's egonet is not particularly strongly connected, other than through itself, that might imply that a state is a bit of a bully, forcing alliances upon others for immediate, 'personal' reasons. A highly interconnected egonet minus the ego, implies a strong, deep relationship beyond that of immediate concerns.</text:p>
      <text:p text:style-name="Standard"/>
      <text:p text:style-name="P1">Algorithms and Data Structures</text:p>
      <text:p text:style-name="Standard">Main Data Structure: A classic graph using hashmaps. Each state represents a vertex. Each interstate dispute generates edges between the states on either side of said dispute.</text:p>
      <text:p text:style-name="Standard"/>
      <text:p text:style-name="Standard">Easy Question: I used the algorithm for generating the egonet for each state, and then ranked the size of each egonet.</text:p>
      <text:p text:style-name="Standard">Ranking the egonets by size created this ranking:</text:p>
      <text:p text:style-name="P2">United States of America: 94</text:p>
      <text:p text:style-name="P2">United Kingdom: 82</text:p>
      <text:p text:style-name="P2">France: 82</text:p>
      <text:p text:style-name="P2">Russia: 73</text:p>
      <text:p text:style-name="P2">Greece: 70</text:p>
      <text:p text:style-name="P2">Canada: 69</text:p>
      <text:p text:style-name="P2">Netherlands: 69</text:p>
      <text:p text:style-name="P2">Italy: 69</text:p>
      <text:p text:style-name="P2">Turkey: 67</text:p>
      <text:p text:style-name="P2">Germany: 67</text:p>
      <text:p text:style-name="P2">Belgium: 66</text:p>
      <text:p text:style-name="P2">Poland: 58</text:p>
      <text:p text:style-name="P2">Spain: 57</text:p>
      <text:p text:style-name="P2">Morocco: 54</text:p>
      <text:p text:style-name="P2">Argentina: 54</text:p>
      <text:p text:style-name="P2">Australia: 54</text:p>
      <text:p text:style-name="P2">(only first 16 shown...)</text:p>
      <text:p text:style-name="Standard">It is apparent that these states with the largest egonets are recognized world powers, and also historically “busy” colonizers, and such have many close relationships with former colonies.</text:p>
      <text:p text:style-name="Standard"/>
      <text:p text:style-name="Standard"><text:soft-page-break/></text:p>
      <text:p text:style-name="Standard">Harder Question: This algorithm expanded on the results of the first question. I took each state's egonet from the first question, removed the state itself, and from the remaining graph generated a “measure of connectedness” between the remaining states. I took a count of Strongly Connected Components from the “ego removed” graph as a measure of change. I also found the minimum cut of the egonet. Both of these measures I divided by the total number of allies. A high minimum cut and a low SCC change <text:s/>represent a more strongly connected the graph. Thus, I created a single value, a measure of connectedness, by subtracting the scc change per ally from the minimum cut per ally. This measurement can run as high as almost 1 (A completely connected graph would have a 0.0 change in SCC, and (n-1)/n mincut per ally. The larger the egonet, the closer this comes to 1.), and down to negative values. My theory is that the higher this number, the “stronger” the relationships between a state and its allies. Lower numbers suggest 'militaristic bullies' of sorts.</text:p>
      <text:p text:style-name="Standard"><text:tab/>I ranked the egonets with size of 25 or more. This includes 42 states. The results are too lengthy to detail here, but a brief summary suggests some interesting conclusions. The top 11 connected states are a tie, with a value of 0.9737:</text:p>
      <text:p text:style-name="P2">Morocco</text:p>
      <text:p text:style-name="P2">Ireland</text:p>
      <text:p text:style-name="P2">Switzerland</text:p>
      <text:p text:style-name="P2">Austria</text:p>
      <text:p text:style-name="P2">Slovakia</text:p>
      <text:p text:style-name="P2">Slovenia</text:p>
      <text:p text:style-name="P2">Estonia</text:p>
      <text:p text:style-name="P2">Ukraine</text:p>
      <text:p text:style-name="P2">Georgia</text:p>
      <text:p text:style-name="P2">Azerbaijan</text:p>
      <text:p text:style-name="P2">Sweden</text:p>
      <text:p text:style-name="Standard">I find it unsurprising to see Switzerland, Sweden, Austria, Ireland and Morocco in this list. Estonia is certainly not out of place. The others are a bit more surprising. The next section of relatively high scores includes the Scandanavian countries, most of Western Europe, and several other former British colonies. The last three scores on the list are:</text:p>
      <text:p text:style-name="P2">France: -0.0149</text:p>
      <text:p text:style-name="P2">Russia: -0.0294</text:p>
      <text:p text:style-name="P2">United States: -0.0500</text:p>
      <text:p text:style-name="Standard">I admit a personal disappointment, but lack of surprise, that the US comes out on the bottom.</text:p>
      <text:p text:style-name="Standard">Clearly this is not a perfect measure, by any means. And I do not have the political or historical knowledge or experience to judge its effectiveness or value. But I think it is something worth noting. I will get a complete list of data up on my website as soon as possible, if you are interested. Please see:</text:p>
      <text:p text:style-name="Standard">www.michaeloverman.tech/capstone.html</text:p>
      <text:p text:style-name="Standard"/>
      <text:p text:style-name="P1">Algorithm Analysis</text:p>
      <text:p text:style-name="Standard">Pseudocode for finding egonet:</text:p>
      <text:p text:style-name="P2">Start with 'primary' vertex</text:p>
      <text:p text:style-name="P2">For each of the primary's allies<text:tab/><text:tab/><text:tab/>// potentially O(V) if allies</text:p>
      <text:p text:style-name="P2"><text:tab/><text:tab/><text:tab/><text:tab/><text:tab/><text:tab/><text:tab/><text:tab/><text:tab/>w/everyone</text:p>
      <text:p text:style-name="P2"><text:tab/>add the ally as a vertex</text:p>
      <text:p text:style-name="P2"><text:tab/>add an edge between primary and ally</text:p>
      <text:p text:style-name="P2">For each vertex in this subgraph</text:p>
      <text:p text:style-name="P2"><text:tab/>add edges between others in this graph<text:tab/>// potentially O(E) if complete</text:p>
      <text:p text:style-name="P2"><text:tab/><text:tab/><text:tab/><text:tab/><text:tab/><text:tab/><text:tab/><text:tab/><text:tab/>graph</text:p>
      <text:p text:style-name="P2"><text:tab/>(do NOT include edges to vertices not in this subgraph)</text:p>
      <text:p text:style-name="P2"/>
      <text:p text:style-name="Standard">The algorithm for finding egonets is linear to the number of vertices + number of edges. Worst case, if a graph is complete (all vertices connected directly to all others), the algorithm is <text:span text:style-name="T1">O(V+E)</text:span><text:span text:style-name="T3">.</text:span></text:p>
      <text:p text:style-name="Standard"><text:soft-page-break/></text:p>
      <text:p text:style-name="Standard">For the Harder question, two algorithms are used: finding strongly connected components, and finding a minimum cut.</text:p>
      <text:p text:style-name="Standard"/>
      <text:p text:style-name="Standard">Pseudocode for finding strongly connected components:</text:p>
      <text:p text:style-name="Standard">This was presented in the lectures, so I will not repeat it here. Suffice to say that, as presented in the lecture, running time of finding strongly connected components is <text:span text:style-name="T1">O(V+E)</text:span>.</text:p>
      <text:p text:style-name="Standard"/>
      <text:p text:style-name="Standard">Pseudocode for finding minimum cut:</text:p>
      <text:p text:style-name="Standard">This is a randomized algorithm, therefor the largest factor of the run time is the number of times it is run. This is Karger's algorithm:</text:p>
      <text:p text:style-name="P2">Create a 'working' copy of the graph, because we're going to keep coming back to the original over and over.</text:p>
      <text:p text:style-name="P2">As long as there are more that two nodes:</text:p>
      <text:p text:style-name="P2"><text:tab/>Randomly select an edge</text:p>
      <text:p text:style-name="P2"><text:tab/>Contract the two attached nodes into one, maintaining all other edges,</text:p>
      <text:p text:style-name="P2"><text:tab/><text:tab/>including parallel edges, except inevitable self-loops, </text:p>
      <text:p text:style-name="P2">Number of parallel edges between remaining two vertices is the cut</text:p>
      <text:p text:style-name="P2">Maintain a lowest cut across many repetitions</text:p>
      <text:p text:style-name="Standard"/>
      <text:p text:style-name="Standard">This algorithm is linear to the number of edges – it selects m-1 edges each run. The factor that affects over all running time is, that to insure accuracy, the algorithm must be run many times. I run it:</text:p>
      <text:p text:style-name="Standard"><text:span text:style-name="T1">n</text:span><text:span text:style-name="T2">2</text:span><text:span text:style-name="T1"> ln n</text:span> times. This insures a very high rate of accuracy, though not extremely high. Only a little bit higher than my chances of winning the lottery AND being struck by lightning on the same day I turn in this project. So, probably high enough...</text:p>
      <text:p text:style-name="Standard"/>
      <text:p text:style-name="Standard">So for the whole of the hard question, running time is: <text:span text:style-name="T1">O(V+E) + O(V(n</text:span><text:span text:style-name="T2">2</text:span><text:span text:style-name="T1"> ln n))</text:span> which ultimately boils down to quadratic, unless I am mistaken.</text:p>
      <text:p text:style-name="Standard"/>
      <text:p text:style-name="P1">Correctness verification</text:p>
      <text:p text:style-name="P3">I used the egonet creation algorithm from the warm up exercise. So that exercise served as the test for that algorithm. The biggest challenge in this easy question was parsing the data, and for that I simply used the first dozen lines or so from my actual data set. This helped in a number of ways, discovering numerous, small bugs, which didn't really affect the actual results, but affected the “translation” of data into a readable form.</text:p>
      <text:p text:style-name="P3"/>
      <text:p text:style-name="P3">Testing of the harder question algorithms was similar. I already had the data in the graph, so that was fine. The SCC methods were from the earlier assignment, so that exercise served as the test for that aspect of the algorithm. The work on the minimum cut algorithm was more difficult. I used some small graphs I had used in early graph testing, and compared my results to hand calculations. I manipulated those small graphs in several different ways, to make sure it was coming through in the calculations. For further, more in depth testing, I took one egonet from my “real” data, and used it. That brought to light one bug which was particularly difficult to find – though that process was compounded by a loss of several hours work due to “operator error”.</text:p>
      <text:p text:style-name="Standard"/>
      <text:p text:style-name="P1">Reflection</text:p>
      <text:p text:style-name="P3">My work on the easier question played out pretty much as I had hoped. The harder question took several 'backward' steps, as I worked on it. I initially intended to use an algorithm I had found, created by Moody &amp; White, presented in a paper: Stuctural Cohesion and Embeddedness: A Heirachical Concept of Social Groups (2003). That paper, and another one (James Moody and Jonathan Coleman, <text:soft-page-break/>Clustering and Cohesion in Networks: Concepts and Measures (2015)), as well as other easily discovered internet resources showed that my theory, in essence, was a valid one. My problem was that after two weeks of extensive research, I was not able to understand the algorithm well enough to implement my own, nor was I able to find a reasonable Java implementation that I could tie into my project and make work.</text:p>
      <text:p text:style-name="P3">The Moody &amp; White algorithm, “Cohesive Blocking Procedure for Identifying Connectivity Sets”, starts by identifying the connectivity, k, of the input graph. Connectivity is related to the minimum cut of a graph, according to Menger's theorem. And that's about as far as I was able to understand, if indeed I have understand that much. So I implemented a minimum cut operation. Though not my original intention, and probably not quite as valid a measure, I believe my number does signify something valid. If I were more politically and/or historically savvy, I might even know what.</text:p>
      <text:p text:style-name="Standard"/>
      <text:p text:style-name="P1">Lingering Concerns</text:p>
      <text:p text:style-name="P3">I still have some concerns about my project on the whole. Primarily, there are two areas where I am not convinced I fully understand everything correctly: First, as mentioned above, is whether minimum cut on its own is actually a valuable tool to use. Second, am I interpreting the statistics I found correctly. I know that I am getting numbers that are interesting, but I am quite certain there are aspects of this interpretation that I do not know or understand fully.</text:p>
      <text:p text:style-name="P3">The other thing that I wonder about my project as a whole is whether the information I gathered, manipulated and interpreted is really taking me in the direction I had hoped. That is to say, I had hoped I could conclude something of value about pacifism, who does it well, or who does it poorly. It looks like maybe I have something in that direction, but it is not completely convincing.</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3T10:48:05.65</meta:creation-date>
    <meta:editing-duration>P5DT24M24S</meta:editing-duration>
    <meta:editing-cycles>5</meta:editing-cycles>
    <meta:generator>OpenOffice/4.1.2$Win32 OpenOffice.org_project/412m3$Build-9782</meta:generator>
    <meta:initial-creator>Michael Overman</meta:initial-creator>
    <dc:date>2016-10-11T17:11:01.86</dc:date>
    <dc:creator>Michael Overman</dc:creator>
    <meta:document-statistic meta:table-count="0" meta:image-count="0" meta:object-count="0" meta:page-count="4" meta:paragraph-count="86" meta:word-count="1726" meta:character-count="10285"/>
  </office:meta>
</office:document-meta>
</file>